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ValuesTests.requestParamAsFormData( String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questValuesTests.defaul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RequestValuesTests.requestP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RequestValuesTests.requestParamAsQueryParamsI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RequestValuesTests.requestParamAsQueryParamsIn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